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6" style:family="table-cell" style:parent-style-name="Default">
      <style:text-properties fo:font-size="9pt" fo:font-style="normal" style:font-size-asian="9pt" style:font-style-asian="normal" style:font-size-complex="9pt" style:font-style-complex="normal"/>
    </style:style>
    <style:style style:name="ce7" style:family="table-cell" style:parent-style-name="Default">
      <style:table-cell-properties fo:background-color="#99ffff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ASK NAME</text:p>
          </table:table-cell>
          <table:table-cell table:style-name="ce1" table:number-columns-repeated="3"/>
          <table:table-cell table:style-name="ce7" office:value-type="string" calcext:value-type="string">
            <text:p><text:s text:c="8"/>ESEGUITO CON SUCCESSO</text:p>
          </table:table-cell>
          <table:table-cell table:style-name="ce7" table:number-columns-repeated="2"/>
          <table:table-cell table:style-name="ce1" office:value-type="string" calcext:value-type="string">
            <text:p>FAILURE DELL’UTENTE</text:p>
          </table:table-cell>
          <table:table-cell table:style-name="ce1"/>
          <table:table-cell table:style-name="ce7" office:value-type="string" calcext:value-type="string">
            <text:p><text:s text:c="5"/>GESTORE ERRORI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Registrazione utente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imina account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Ricerca prodot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sualizza prodot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quisto prodotto immedia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quisto prodotto tramite carrell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 miei ordini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alità di spedizione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alità di pagamen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in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Logout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office:value-type="string" calcext:value-type="string">
            <text:p>Modifica dati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ell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i (e-mail)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office:value-type="string" calcext:value-type="string">
            <text:p>TASK 1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8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TASK 2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TASK NAME</text:p>
          </table:table-cell>
          <table:table-cell table:style-name="ce1" table:number-columns-repeated="3"/>
          <table:table-cell table:style-name="ce7" office:value-type="string" calcext:value-type="string">
            <text:p><text:s text:c="8"/>ESEGUITO CON SUCCESSO</text:p>
          </table:table-cell>
          <table:table-cell table:style-name="ce7" table:number-columns-repeated="2"/>
          <table:table-cell table:style-name="ce1" office:value-type="string" calcext:value-type="string">
            <text:p>FAILURE DELL’UTENTE</text:p>
          </table:table-cell>
          <table:table-cell table:style-name="ce1"/>
          <table:table-cell table:style-name="ce7" office:value-type="string" calcext:value-type="string">
            <text:p><text:s text:c="5"/>GESTORE ERRORI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Registrazione utente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imina account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erca prodot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sualizza prodot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quisto prodotto immedia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quisto prodotto tramite carrell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 miei ordini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alità di spedizione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alità di pagamen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in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out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ca dati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ell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i (e-mail)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7:33:30.061972197</meta:creation-date>
    <dc:date>2018-01-17T17:49:15.140234703</dc:date>
    <meta:editing-duration>PT5M24S</meta:editing-duration>
    <meta:editing-cycles>1</meta:editing-cycles>
    <meta:document-statistic meta:table-count="1" meta:cell-count="97" meta:object-count="0"/>
    <meta:generator>LibreOffice/5.2.2.2$Linux_X86_64 LibreOffice_project/20m0$Build-2</meta:generator>
  </office:meta>
</office:document-meta>
</file>